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035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3" table:style-name="ce1"/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3" table:style-name="ce1"/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3" table:style-name="ce1"/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3" table:style-name="ce1"/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table:number-columns-repeated="3" table:style-name="ce1"/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Григорий Подсекин</dc:creator>
    <meta:creation-date>2022-07-26T06:42:39Z</meta:creation-date>
    <dc:date>2022-10-30T18:56:34Z</dc:date>
  </office:meta>
</office:document-meta>
</file>